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2.19604166666667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9.02229166666667cm" style:use-optimal-column-width="true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apl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_aplicacion</text:p>
          </table:table-cell>
          <table:table-cell office:value-type="string" table:style-name="ce1">
            <text:p>codigo_app</text:p>
          </table:table-cell>
          <table:table-cell office:value-type="string" table:style-name="ce1">
            <text:p>aplicacion</text:p>
          </table:table-cell>
          <table:table-cell office:value-type="string" table:style-name="ce1">
            <text:p>activ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string" table:style-name="ce1">
            <text:p>0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71" table:style-name="ce2">
            <text:p>7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75" table:style-name="ce2">
            <text:p>7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76" table:style-name="ce2">
            <text:p>7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77" table:style-name="ce2">
            <text:p>7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78" table:style-name="ce2">
            <text:p>7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79" table:style-name="ce2">
            <text:p>7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80" table:style-name="ce2">
            <text:p>8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81" table:style-name="ce2">
            <text:p>8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82" table:style-name="ce2">
            <text:p>8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83" table:style-name="ce2">
            <text:p>8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84" table:style-name="ce2">
            <text:p>8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87" table:style-name="ce2">
            <text:p>8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91" table:style-name="ce2">
            <text:p>9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92" table:style-name="ce2">
            <text:p>9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000</text:p>
          </table:table-cell>
          <table:table-cell office:value-type="float" office:value="93" table:style-name="ce2">
            <text:p>9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100</text:p>
          </table:table-cell>
          <table:table-cell office:value-type="string" table:style-name="ce1">
            <text:p>01</text:p>
          </table:table-cell>
          <table:table-cell office:value-type="string" table:style-name="ce1">
            <text:p>Tapa de Cilindro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200</text:p>
          </table:table-cell>
          <table:table-cell office:value-type="string" table:style-name="ce1">
            <text:p>02</text:p>
          </table:table-cell>
          <table:table-cell office:value-type="string" table:style-name="ce1">
            <text:p>Múltiple de Admisió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300</text:p>
          </table:table-cell>
          <table:table-cell office:value-type="string" table:style-name="ce1">
            <text:p>03</text:p>
          </table:table-cell>
          <table:table-cell office:value-type="string" table:style-name="ce1">
            <text:p>Múltiple de Escape Y Entremultiple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400</text:p>
          </table:table-cell>
          <table:table-cell office:value-type="string" table:style-name="ce1">
            <text:p>04</text:p>
          </table:table-cell>
          <table:table-cell office:value-type="string" table:style-name="ce1">
            <text:p>Salida Caño de Escap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500</text:p>
          </table:table-cell>
          <table:table-cell office:value-type="string" table:style-name="ce1">
            <text:p>05</text:p>
          </table:table-cell>
          <table:table-cell office:value-type="string" table:style-name="ce1">
            <text:p>Juego de Motor Complet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501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Juego de Motor Completo con Retene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600</text:p>
          </table:table-cell>
          <table:table-cell office:value-type="string" table:style-name="ce1">
            <text:p>06</text:p>
          </table:table-cell>
          <table:table-cell office:value-type="string" table:style-name="ce1">
            <text:p>Juego Descarbonizacio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700</text:p>
          </table:table-cell>
          <table:table-cell office:value-type="string" table:style-name="ce1">
            <text:p>07</text:p>
          </table:table-cell>
          <table:table-cell office:value-type="string" table:style-name="ce1">
            <text:p>Cárter de Aceit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800</text:p>
          </table:table-cell>
          <table:table-cell office:value-type="string" table:style-name="ce1">
            <text:p>08</text:p>
          </table:table-cell>
          <table:table-cell office:value-type="string" table:style-name="ce1">
            <text:p>Tapa de Válvulas Lateral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900</text:p>
          </table:table-cell>
          <table:table-cell office:value-type="string" table:style-name="ce1">
            <text:p>09</text:p>
          </table:table-cell>
          <table:table-cell office:value-type="string" table:style-name="ce1">
            <text:p>Tapa de Válvulas Superi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0900</text:p>
          </table:table-cell>
          <table:table-cell office:value-type="float" office:value="99" table:style-name="ce2">
            <text:p>99</text:p>
          </table:table-cell>
          <table:table-cell office:value-type="string" table:style-name="ce1">
            <text:p>Tapa de Válvulas Superi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10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randelas de Bujía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100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Juego de Carburad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200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Juntas Despiece de Carburad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300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Juntas para Bomba de Agua Y Sistema de Refrigeració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400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Juntas para Bombas. Filtros de Aceite Y Sistema de Lubrica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50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Juntas para Distribució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50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Juntas para Distribució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700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Juntas para Distribuidores Y Bobina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700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Juntas para Distribuidores Y Bobina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1900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Juegos de Cabecera de Cárter Y Bancada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00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Juntas para Cajas de Cruceta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100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Juntas para Acoples Motor de Arranque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200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Juntas para Diferenciale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300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Juntas para Bombas de Nafta E Inyectore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400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Juntas para Vasos de Nafta. Filtros de Aire Y Gas-Oíl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50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Juntas para Cajas de Direcció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600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Juntas para Mazas de Ruedas Y Palie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700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Componentes de Caja de Velocidad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290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Juegos para Caja de Velocidade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000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Juegos para Compresores Y Depresore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100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Juegos para Circuito de Refrigeración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200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Juegos para Diferenciale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300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Compresores Y Depresores, Componente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400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Juegos de Suplementos de Camisa de Cilindro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500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Juegos de Bancadas de Cigueñal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600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Juntas Varias de Mot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600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Juntas Varias de Mot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600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Juntas Varias de Mot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600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Juntas Varias de Mot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60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Juntas Varias de Mot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600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Juntas Varias de Mot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3600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Juntas Varias de Mot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4900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Materiales para Junta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00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Correas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000</text:p>
          </table:table-cell>
          <table:table-cell office:value-type="float" office:value="61" table:style-name="ce2">
            <text:p>61</text:p>
          </table:table-cell>
          <table:table-cell office:value-type="string" table:style-name="ce1">
            <text:p>Correas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000</text:p>
          </table:table-cell>
          <table:table-cell office:value-type="float" office:value="62" table:style-name="ce2">
            <text:p>62</text:p>
          </table:table-cell>
          <table:table-cell office:value-type="string" table:style-name="ce1">
            <text:p>Correas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000</text:p>
          </table:table-cell>
          <table:table-cell office:value-type="float" office:value="63" table:style-name="ce2">
            <text:p>63</text:p>
          </table:table-cell>
          <table:table-cell office:value-type="string" table:style-name="ce1">
            <text:p>Correas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000</text:p>
          </table:table-cell>
          <table:table-cell office:value-type="float" office:value="64" table:style-name="ce2">
            <text:p>64</text:p>
          </table:table-cell>
          <table:table-cell office:value-type="string" table:style-name="ce1">
            <text:p>Correas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000</text:p>
          </table:table-cell>
          <table:table-cell office:value-type="float" office:value="66" table:style-name="ce2">
            <text:p>66</text:p>
          </table:table-cell>
          <table:table-cell office:value-type="string" table:style-name="ce1">
            <text:p>Correas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000</text:p>
          </table:table-cell>
          <table:table-cell office:value-type="float" office:value="67" table:style-name="ce2">
            <text:p>67</text:p>
          </table:table-cell>
          <table:table-cell office:value-type="string" table:style-name="ce1">
            <text:p>Correas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001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Juego de Juntas Superior de Motor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100</text:p>
          </table:table-cell>
          <table:table-cell office:value-type="float" office:value="61" table:style-name="ce2">
            <text:p>61</text:p>
          </table:table-cell>
          <table:table-cell office:value-type="string" table:style-name="ce1">
            <text:p>Juego de juntas Inferior de Motor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6900</text:p>
          </table:table-cell>
          <table:table-cell office:value-type="string" table:style-name="ce1">
            <text:p>69</text:p>
          </table:table-cell>
          <table:table-cell office:value-type="string" table:style-name="ce1">
            <text:p>Coronas de Arranque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7000</text:p>
          </table:table-cell>
          <table:table-cell office:value-type="string" table:style-name="ce1">
            <text:p>70</text:p>
          </table:table-cell>
          <table:table-cell office:value-type="string" table:style-name="ce1">
            <text:p>Retenes Meyr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7200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Filtros Wix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720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Filtros Wix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7300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Lubricantes Ceps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7300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Lubricantes Cepsa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8600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Materiales para Juntas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8800</text:p>
          </table:table-cell>
          <table:table-cell office:value-type="string" table:style-name="ce1">
            <text:p>88</text:p>
          </table:table-cell>
          <table:table-cell office:value-type="string" table:style-name="ce1">
            <text:p>Frenos (diba)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8900</text:p>
          </table:table-cell>
          <table:table-cell office:value-type="string" table:style-name="ce1">
            <text:p>89</text:p>
          </table:table-cell>
          <table:table-cell office:value-type="string" table:style-name="ce1">
            <text:p>Bulones para Tapa de Cilindro</text:p>
          </table:table-cell>
          <table:table-cell office:value-type="string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900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Válvulas BBB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9400</text:p>
          </table:table-cell>
          <table:table-cell office:value-type="float" office:value="94" table:style-name="ce2">
            <text:p>94</text:p>
          </table:table-cell>
          <table:table-cell office:value-type="string" table:style-name="ce1">
            <text:p>Juntas Spesso</text:p>
          </table:table-cell>
          <table:table-cell office:value-type="string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9401</text:p>
          </table:table-cell>
          <table:table-cell office:value-type="float" office:value="94" table:style-name="ce2">
            <text:p>94</text:p>
          </table:table-cell>
          <table:table-cell office:value-type="string" table:style-name="ce1">
            <text:p>Loctite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pp9700</text:p>
          </table:table-cell>
          <table:table-cell office:value-type="float" office:value="97" table:style-name="ce2">
            <text:p>97</text:p>
          </table:table-cell>
          <table:table-cell office:value-type="string" table:style-name="ce1">
            <text:p>Retenes Sabo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493" table:style-name="ro1">
          <table:table-cell table:number-columns-repeated="16384"/>
        </table:table-row>
      </table:table>
      <table:database-ranges>
        <table:database-range table:target-range-address="aplicaciones.A2:aplicaciones.D6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iel Ruben de Brito</meta:initial-creator>
    <dc:creator>meyro</dc:creator>
    <meta:creation-date>2019-07-24T16:05:45Z</meta:creation-date>
    <dc:date>2019-08-05T19:23:02Z</dc:date>
  </office:meta>
</office:document-meta>
</file>